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161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Hand-written</text:p>
          </table:table-cell>
          <table:table-cell table:style-name="Default"/>
          <table:table-cell table:style-name="Default" office:value-type="string">
            <text:p>random d=5</text:p>
          </table:table-cell>
          <table:table-cell table:style-name="Default"/>
          <table:table-cell table:style-name="Default" office:value-type="string">
            <text:p>random d=10</text:p>
          </table:table-cell>
          <table:table-cell table:style-name="Default"/>
          <table:table-cell table:style-name="ce3" office:value-type="string">
            <text:p>random d=20</text:p>
          </table:table-cell>
          <table:table-cell/>
        </table:table-row>
        <table:table-row table:style-name="ro1">
          <table:table-cell office:value-type="string">
            <text:p>hand-written/ALaCarte.desugar</text:p>
          </table:table-cell>
          <table:table-cell office:value-type="string">
            <text:p>1.407654533690623e-7</text:p>
          </table:table-cell>
          <table:table-cell table:formula="of:=[.B2]/[.B3]" office:value-type="float" office:value="0.326103467937138">
            <text:p>0.326103467937138</text:p>
          </table:table-cell>
          <table:table-cell office:value-type="string">
            <text:p>1.6114080925275238e-7</text:p>
          </table:table-cell>
          <table:table-cell table:formula="of:=[.D2]/[.D3]" office:value-type="float" office:value="0.0838682081745507">
            <text:p>0.0838682081745507</text:p>
          </table:table-cell>
          <table:table-cell office:value-type="string">
            <text:p>1.5769878265123315e-7</text:p>
          </table:table-cell>
          <table:table-cell table:style-name="ce2" table:formula="of:=[.F2]/[.F3]" office:value-type="float" office:value="0.00420515214337479">
            <text:p>4.21E-003</text:p>
          </table:table-cell>
          <table:table-cell table:style-name="ce1" office:value-type="string">
            <text:p>1.5744572613890584e-7</text:p>
          </table:table-cell>
          <table:table-cell table:style-name="ce2" table:formula="of:=[.H2]/[.H3]" office:value-type="float" office:value="0.0000148250448820831">
            <text:p>1.48E-005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316588666152951e-7</text:p>
          </table:table-cell>
          <table:table-cell/>
          <table:table-cell office:value-type="string">
            <text:p>1.9213574816976906e-6</text:p>
          </table:table-cell>
          <table:table-cell/>
          <table:table-cell office:value-type="string">
            <text:p>3.750132629557463e-5</text:p>
          </table:table-cell>
          <table:table-cell/>
          <table:table-cell table:style-name="ce1" office:value-type="string">
            <text:p>1.0620252916008927e-2</text:p>
          </table:table-cell>
          <table:table-cell table:style-name="ce1"/>
        </table:table-row>
        <table:table-row table:style-name="ro1">
          <table:table-cell office:value-type="string">
            <text:p>hand-written/ALaCarte.desugarType</text:p>
          </table:table-cell>
          <table:table-cell office:value-type="string">
            <text:p>7.026337275304483e-6</text:p>
          </table:table-cell>
          <table:table-cell table:formula="of:=[.B4]/[.B6]" office:value-type="float" office:value="4.75396403302863">
            <text:p>4.75396403302863</text:p>
          </table:table-cell>
          <table:table-cell office:value-type="string">
            <text:p>2.375447457167027e-5</text:p>
          </table:table-cell>
          <table:table-cell table:formula="of:=[.D4]/[.D6]" office:value-type="float" office:value="5.17991214446123">
            <text:p>5.17991214446123</text:p>
          </table:table-cell>
          <table:table-cell office:value-type="string">
            <text:p>4.4177075487110634e-4</text:p>
          </table:table-cell>
          <table:table-cell table:formula="of:=[.F4]/[.F6]" office:value-type="float" office:value="5.31825342968018">
            <text:p>5.31825342968018</text:p>
          </table:table-cell>
          <table:table-cell table:style-name="ce1" office:value-type="string">
            <text:p>6.639444317180052e-2</text:p>
          </table:table-cell>
          <table:table-cell table:style-name="ce1" table:formula="of:=[.H4]/[.H6]" office:value-type="float" office:value="4.14033450065275">
            <text:p>4.14033450065275</text:p>
          </table:table-cell>
        </table:table-row>
        <table:table-row table:style-name="ro1">
          <table:table-cell office:value-type="string">
            <text:p>hand-written/ALaCarte.desugarType'</text:p>
          </table:table-cell>
          <table:table-cell office:value-type="string">
            <text:p>6.196089573639676e-6</text:p>
          </table:table-cell>
          <table:table-cell table:formula="of:=[.B5]/[.B6]" office:value-type="float" office:value="4.19222502768774">
            <text:p>4.19222502768774</text:p>
          </table:table-cell>
          <table:table-cell office:value-type="string">
            <text:p>2.238831168286372e-5</text:p>
          </table:table-cell>
          <table:table-cell table:formula="of:=[.D5]/[.D6]" office:value-type="float" office:value="4.88200600817982">
            <text:p>4.88200600817982</text:p>
          </table:table-cell>
          <table:table-cell office:value-type="string">
            <text:p>4.1746158779450935e-4</text:p>
          </table:table-cell>
          <table:table-cell table:formula="of:=[.F5]/[.F6]" office:value-type="float" office:value="5.02560773108589">
            <text:p>5.02560773108589</text:p>
          </table:table-cell>
          <table:table-cell table:style-name="ce1" office:value-type="string">
            <text:p>3.935533727961919e-2</text:p>
          </table:table-cell>
          <table:table-cell table:style-name="ce1" table:formula="of:=[.H5]/[.H6]" office:value-type="float" office:value="2.45418521399452">
            <text:p>2.45418521399452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4779954636779567e-6</text:p>
          </table:table-cell>
          <table:table-cell/>
          <table:table-cell office:value-type="string">
            <text:p>4.5858836808787294e-6</text:p>
          </table:table-cell>
          <table:table-cell/>
          <table:table-cell office:value-type="string">
            <text:p>8.306688665975685e-5</text:p>
          </table:table-cell>
          <table:table-cell/>
          <table:table-cell table:style-name="ce1" office:value-type="string">
            <text:p>1.603600944835087e-2</text:p>
          </table:table-cell>
          <table:table-cell table:style-name="ce1"/>
        </table:table-row>
        <table:table-row table:style-name="ro1">
          <table:table-cell office:value-type="string">
            <text:p>hand-written/ALaCarte.typeSugar</text:p>
          </table:table-cell>
          <table:table-cell office:value-type="string">
            <text:p>2.2144864020501593e-6</text:p>
          </table:table-cell>
          <table:table-cell table:formula="of:=[.B7]/[.B8]" office:value-type="float" office:value="3.16884375612741">
            <text:p>3.16884375612741</text:p>
          </table:table-cell>
          <table:table-cell office:value-type="string">
            <text:p>9.278936445074113e-6</text:p>
          </table:table-cell>
          <table:table-cell table:formula="of:=[.D7]/[.D8]" office:value-type="float" office:value="3.66344530826777">
            <text:p>3.66344530826777</text:p>
          </table:table-cell>
          <table:table-cell office:value-type="string">
            <text:p>1.8258946283329787e-4</text:p>
          </table:table-cell>
          <table:table-cell table:formula="of:=[.F7]/[.F8]" office:value-type="float" office:value="3.69616709930372">
            <text:p>3.69616709930372</text:p>
          </table:table-cell>
          <table:table-cell table:style-name="ce1" office:value-type="string">
            <text:p>1.8933217185319855e-2</text:p>
          </table:table-cell>
          <table:table-cell table:style-name="ce1" table:formula="of:=[.H7]/[.H8]" office:value-type="float" office:value="4.55779198483276">
            <text:p>4.55779198483276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988310476867577e-7</text:p>
          </table:table-cell>
          <table:table-cell/>
          <table:table-cell office:value-type="string">
            <text:p>2.5328442666069368e-6</text:p>
          </table:table-cell>
          <table:table-cell/>
          <table:table-cell office:value-type="string">
            <text:p>4.9399677538305455e-5</text:p>
          </table:table-cell>
          <table:table-cell/>
          <table:table-cell table:style-name="ce1" office:value-type="string">
            <text:p>4.1540327527726335e-3</text:p>
          </table:table-cell>
          <table:table-cell table:style-name="ce1"/>
        </table:table-row>
        <table:table-row table:style-name="ro1">
          <table:table-cell office:value-type="string">
            <text:p>hand-written/ALaCarte.desugarEval</text:p>
          </table:table-cell>
          <table:table-cell office:value-type="string">
            <text:p>7.51087478465352e-6</text:p>
          </table:table-cell>
          <table:table-cell table:formula="of:=[.B9]/[.B11]" office:value-type="float" office:value="15.2248795140095">
            <text:p>15.2248795140095</text:p>
          </table:table-cell>
          <table:table-cell office:value-type="string">
            <text:p>2.5084997704675572e-5</text:p>
          </table:table-cell>
          <table:table-cell table:formula="of:=[.D9]/[.D11]" office:value-type="float" office:value="11.3353682294393">
            <text:p>11.3353682294393</text:p>
          </table:table-cell>
          <table:table-cell office:value-type="string">
            <text:p>4.920586177498796e-4</text:p>
          </table:table-cell>
          <table:table-cell table:formula="of:=[.F9]/[.F11]" office:value-type="float" office:value="11.1118007768298">
            <text:p>11.1118007768298</text:p>
          </table:table-cell>
          <table:table-cell table:style-name="ce1" office:value-type="string">
            <text:p>6.935677732783693e-2</text:p>
          </table:table-cell>
          <table:table-cell table:style-name="ce1" table:formula="of:=[.H9]/[.H11]" office:value-type="float" office:value="14.965415323966">
            <text:p>14.965415323966</text:p>
          </table:table-cell>
        </table:table-row>
        <table:table-row table:style-name="ro1">
          <table:table-cell office:value-type="string">
            <text:p>hand-written/ALaCarte.desugarEval'</text:p>
          </table:table-cell>
          <table:table-cell office:value-type="string">
            <text:p>6.415404291200226e-6</text:p>
          </table:table-cell>
          <table:table-cell table:formula="of:=[.B10]/[.B11]" office:value-type="float" office:value="13.0043117702818">
            <text:p>13.0043117702818</text:p>
          </table:table-cell>
          <table:table-cell office:value-type="string">
            <text:p>2.2763930678228008e-5</text:p>
          </table:table-cell>
          <table:table-cell table:formula="of:=[.D10]/[.D11]" office:value-type="float" office:value="10.2865282120017">
            <text:p>10.2865282120017</text:p>
          </table:table-cell>
          <table:table-cell office:value-type="string">
            <text:p>4.3329974275562773e-4</text:p>
          </table:table-cell>
          <table:table-cell table:formula="of:=[.F10]/[.F11]" office:value-type="float" office:value="9.78489197114221">
            <text:p>9.78489197114221</text:p>
          </table:table-cell>
          <table:table-cell table:style-name="ce1" office:value-type="string">
            <text:p>4.099063600856205e-2</text:p>
          </table:table-cell>
          <table:table-cell table:style-name="ce1" table:formula="of:=[.H10]/[.H11]" office:value-type="float" office:value="8.84472889162684">
            <text:p>8.84472889162684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933290130632714e-7</text:p>
          </table:table-cell>
          <table:table-cell/>
          <table:table-cell office:value-type="string">
            <text:p>2.212984809750326e-6</text:p>
          </table:table-cell>
          <table:table-cell/>
          <table:table-cell office:value-type="string">
            <text:p>4.428252698481736e-5</text:p>
          </table:table-cell>
          <table:table-cell/>
          <table:table-cell table:style-name="ce1" office:value-type="string">
            <text:p>4.634470599473911e-3</text:p>
          </table:table-cell>
          <table:table-cell table:style-name="ce1"/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9101865856517675e-7</text:p>
          </table:table-cell>
          <table:table-cell/>
          <table:table-cell office:value-type="string">
            <text:p>9.707547889092384e-7</text:p>
          </table:table-cell>
          <table:table-cell/>
          <table:table-cell office:value-type="string">
            <text:p>2.3788687921858566e-5</text:p>
          </table:table-cell>
          <table:table-cell/>
          <table:table-cell table:style-name="ce1" office:value-type="string">
            <text:p>1.0432138102830842e-3</text:p>
          </table:table-cell>
          <table:table-cell table:style-name="ce1"/>
        </table:table-row>
        <table:table-row table:style-name="ro1">
          <table:table-cell office:value-type="string">
            <text:p>hand-written/ALaCarte.evalSugar</text:p>
          </table:table-cell>
          <table:table-cell office:value-type="string">
            <text:p>2.3348968434578467e-6</text:p>
          </table:table-cell>
          <table:table-cell table:formula="of:=[.B13]/[.B12]" office:value-type="float" office:value="12.2233967142072">
            <text:p>12.2233967142072</text:p>
          </table:table-cell>
          <table:table-cell office:value-type="string">
            <text:p>9.14241129713858e-6</text:p>
          </table:table-cell>
          <table:table-cell table:formula="of:=[.D13]/[.D12]" office:value-type="float" office:value="9.41783795618582">
            <text:p>9.41783795618582</text:p>
          </table:table-cell>
          <table:table-cell office:value-type="string">
            <text:p>1.7656727443472465e-4</text:p>
          </table:table-cell>
          <table:table-cell table:formula="of:=[.F13]/[.F12]" office:value-type="float" office:value="7.42232085328604">
            <text:p>7.42232085328604</text:p>
          </table:table-cell>
          <table:table-cell table:style-name="ce1" office:value-type="string">
            <text:p>1.9325768607439e-2</text:p>
          </table:table-cell>
          <table:table-cell table:style-name="ce1" table:formula="of:=[.H13]/[.H12]" office:value-type="float" office:value="18.525223129662">
            <text:p>18.525223129662</text:p>
          </table:table-cell>
        </table:table-row>
        <table:table-row table:style-name="ro1">
          <table:table-cell office:value-type="string">
            <text:p>hand-written/ALaCarte.desugarEval2</text:p>
          </table:table-cell>
          <table:table-cell office:value-type="string">
            <text:p>4.598556421802855e-6</text:p>
          </table:table-cell>
          <table:table-cell table:formula="of:=[.B14]/[.B16]" office:value-type="float" office:value="10.7299506939079">
            <text:p>10.7299506939079</text:p>
          </table:table-cell>
          <table:table-cell office:value-type="string">
            <text:p>7.707950069627824e-6</text:p>
          </table:table-cell>
          <table:table-cell table:formula="of:=[.D14]/[.D16]" office:value-type="float" office:value="7.10533541679221">
            <text:p>7.10533541679221</text:p>
          </table:table-cell>
          <table:table-cell office:value-type="string">
            <text:p>1.2481769516330514e-4</text:p>
          </table:table-cell>
          <table:table-cell table:formula="of:=[.F14]/[.F16]" office:value-type="float" office:value="6.40853871516704">
            <text:p>6.40853871516704</text:p>
          </table:table-cell>
          <table:table-cell table:style-name="ce1" office:value-type="string">
            <text:p>3.573224374443985e-3</text:p>
          </table:table-cell>
          <table:table-cell table:style-name="ce1" table:formula="of:=[.H14]/[.H16]" office:value-type="float" office:value="11.4390001550138">
            <text:p>11.4390001550138</text:p>
          </table:table-cell>
        </table:table-row>
        <table:table-row table:style-name="ro1">
          <table:table-cell office:value-type="string">
            <text:p>hand-written/ALaCarte.desugarEval2'</text:p>
          </table:table-cell>
          <table:table-cell office:value-type="string">
            <text:p>2.805150252811837e-6</text:p>
          </table:table-cell>
          <table:table-cell table:formula="of:=[.B15]/[.B16]" office:value-type="float" office:value="6.54534187271623">
            <text:p>6.54534187271623</text:p>
          </table:table-cell>
          <table:table-cell office:value-type="string">
            <text:p>4.721554344926162e-6</text:p>
          </table:table-cell>
          <table:table-cell table:formula="of:=[.D15]/[.D16]" office:value-type="float" office:value="4.35241886704812">
            <text:p>4.35241886704812</text:p>
          </table:table-cell>
          <table:table-cell office:value-type="string">
            <text:p>7.842049829872349e-5</text:p>
          </table:table-cell>
          <table:table-cell table:formula="of:=[.F15]/[.F16]" office:value-type="float" office:value="4.02635859244585">
            <text:p>4.02635859244585</text:p>
          </table:table-cell>
          <table:table-cell table:style-name="ce1" office:value-type="string">
            <text:p>1.185300009645696e-3</text:p>
          </table:table-cell>
          <table:table-cell table:style-name="ce1" table:formula="of:=[.H15]/[.H16]" office:value-type="float" office:value="3.79451318284057">
            <text:p>3.79451318284057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2857199934886474e-7</text:p>
          </table:table-cell>
          <table:table-cell/>
          <table:table-cell office:value-type="string">
            <text:p>1.084811570107083e-6</text:p>
          </table:table-cell>
          <table:table-cell/>
          <table:table-cell office:value-type="string">
            <text:p>1.947677945174927e-5</text:p>
          </table:table-cell>
          <table:table-cell/>
          <table:table-cell table:style-name="ce1" office:value-type="string">
            <text:p>3.1237208899571677e-4</text:p>
          </table:table-cell>
          <table:table-cell table:style-name="ce1"/>
        </table:table-row>
        <table:table-row table:style-name="ro1">
          <table:table-cell office:value-type="string">
            <text:p>hand-written/ALaCarte.evalSugar2</text:p>
          </table:table-cell>
          <table:table-cell office:value-type="string">
            <text:p>9.729505439087413e-7</text:p>
          </table:table-cell>
          <table:table-cell table:formula="of:=[.B17]/[.B18]" office:value-type="float" office:value="7.33392439873602">
            <text:p>7.33392439873602</text:p>
          </table:table-cell>
          <table:table-cell office:value-type="string">
            <text:p>1.9747584876723087e-6</text:p>
          </table:table-cell>
          <table:table-cell table:formula="of:=[.D17]/[.D18]" office:value-type="float" office:value="7.02963878273506">
            <text:p>7.02963878273506</text:p>
          </table:table-cell>
          <table:table-cell office:value-type="string">
            <text:p>3.495108430285298e-5</text:p>
          </table:table-cell>
          <table:table-cell table:formula="of:=[.F17]/[.F18]" office:value-type="float" office:value="3.96899153802535">
            <text:p>3.96899153802535</text:p>
          </table:table-cell>
          <table:table-cell table:style-name="ce1" office:value-type="string">
            <text:p>5.461035645439336e-4</text:p>
          </table:table-cell>
          <table:table-cell table:style-name="ce1" table:formula="of:=[.H17]/[.H18]" office:value-type="float" office:value="3.61498129328051">
            <text:p>3.61498129328051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26643814430957e-7</text:p>
          </table:table-cell>
          <table:table-cell/>
          <table:table-cell office:value-type="string">
            <text:p>2.809189132907309e-7</text:p>
          </table:table-cell>
          <table:table-cell/>
          <table:table-cell office:value-type="string">
            <text:p>8.806036487606575e-6</text:p>
          </table:table-cell>
          <table:table-cell/>
          <table:table-cell table:style-name="ce1" office:value-type="string">
            <text:p>1.5106677469093013e-4</text:p>
          </table:table-cell>
          <table:table-cell table:style-name="ce1"/>
        </table:table-row>
        <table:table-row table:style-name="ro1">
          <table:table-cell office:value-type="string">
            <text:p>random (depth: 5, size: 63)/ALaCarte.desugar</text:p>
          </table:table-cell>
          <table:table-cell office:value-type="string">
            <text:p>1.6114080925275238e-7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desugar</text:p>
          </table:table-cell>
          <table:table-cell office:value-type="string">
            <text:p>1.9213574816976906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Type</text:p>
          </table:table-cell>
          <table:table-cell office:value-type="string">
            <text:p>2.375447457167027e-5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Type'</text:p>
          </table:table-cell>
          <table:table-cell office:value-type="string">
            <text:p>2.238831168286372e-5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desugarType</text:p>
          </table:table-cell>
          <table:table-cell office:value-type="string">
            <text:p>4.5858836808787294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typeSugar</text:p>
          </table:table-cell>
          <table:table-cell office:value-type="string">
            <text:p>9.278936445074113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typeSugar</text:p>
          </table:table-cell>
          <table:table-cell office:value-type="string">
            <text:p>2.5328442666069368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Eval</text:p>
          </table:table-cell>
          <table:table-cell office:value-type="string">
            <text:p>2.5084997704675572e-5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Eval'</text:p>
          </table:table-cell>
          <table:table-cell office:value-type="string">
            <text:p>2.2763930678228008e-5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desugarEval</text:p>
          </table:table-cell>
          <table:table-cell office:value-type="string">
            <text:p>2.212984809750326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evalSugar</text:p>
          </table:table-cell>
          <table:table-cell office:value-type="string">
            <text:p>9.707547889092384e-7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evalSugar</text:p>
          </table:table-cell>
          <table:table-cell office:value-type="string">
            <text:p>9.14241129713858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Eval2</text:p>
          </table:table-cell>
          <table:table-cell office:value-type="string">
            <text:p>7.707950069627824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desugarEval2'</text:p>
          </table:table-cell>
          <table:table-cell office:value-type="string">
            <text:p>4.721554344926162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desugarEval2</text:p>
          </table:table-cell>
          <table:table-cell office:value-type="string">
            <text:p>1.084811570107083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ALaCarte.evalSugar2</text:p>
          </table:table-cell>
          <table:table-cell office:value-type="string">
            <text:p>1.9747584876723087e-6</text:p>
          </table:table-cell>
          <table:table-cell table:number-columns-repeated="7"/>
        </table:table-row>
        <table:table-row table:style-name="ro1">
          <table:table-cell office:value-type="string">
            <text:p>random (depth: 5, size: 63)/Standard.evalSugar2</text:p>
          </table:table-cell>
          <table:table-cell office:value-type="string">
            <text:p>2.809189132907309e-7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</text:p>
          </table:table-cell>
          <table:table-cell office:value-type="string">
            <text:p>1.5769878265123315e-7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desugar</text:p>
          </table:table-cell>
          <table:table-cell office:value-type="string">
            <text:p>3.750132629557463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Type</text:p>
          </table:table-cell>
          <table:table-cell office:value-type="string">
            <text:p>4.4177075487110634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Type'</text:p>
          </table:table-cell>
          <table:table-cell office:value-type="string">
            <text:p>4.1746158779450935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desugarType</text:p>
          </table:table-cell>
          <table:table-cell office:value-type="string">
            <text:p>8.306688665975685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typeSugar</text:p>
          </table:table-cell>
          <table:table-cell office:value-type="string">
            <text:p>1.8258946283329787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typeSugar</text:p>
          </table:table-cell>
          <table:table-cell office:value-type="string">
            <text:p>4.9399677538305455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Eval</text:p>
          </table:table-cell>
          <table:table-cell office:value-type="string">
            <text:p>4.920586177498796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Eval'</text:p>
          </table:table-cell>
          <table:table-cell office:value-type="string">
            <text:p>4.3329974275562773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desugarEval</text:p>
          </table:table-cell>
          <table:table-cell office:value-type="string">
            <text:p>4.428252698481736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evalSugar</text:p>
          </table:table-cell>
          <table:table-cell office:value-type="string">
            <text:p>2.3788687921858566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evalSugar</text:p>
          </table:table-cell>
          <table:table-cell office:value-type="string">
            <text:p>1.7656727443472465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Eval2</text:p>
          </table:table-cell>
          <table:table-cell office:value-type="string">
            <text:p>1.2481769516330514e-4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desugarEval2'</text:p>
          </table:table-cell>
          <table:table-cell office:value-type="string">
            <text:p>7.842049829872349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desugarEval2</text:p>
          </table:table-cell>
          <table:table-cell office:value-type="string">
            <text:p>1.947677945174927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ALaCarte.evalSugar2</text:p>
          </table:table-cell>
          <table:table-cell office:value-type="string">
            <text:p>3.495108430285298e-5</text:p>
          </table:table-cell>
          <table:table-cell table:number-columns-repeated="7"/>
        </table:table-row>
        <table:table-row table:style-name="ro1">
          <table:table-cell office:value-type="string">
            <text:p>random (depth: 10, size: 1290)/Standard.evalSugar2</text:p>
          </table:table-cell>
          <table:table-cell office:value-type="string">
            <text:p>8.806036487606575e-6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</text:p>
          </table:table-cell>
          <table:table-cell office:value-type="string">
            <text:p>1.5744572613890584e-7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desugar</text:p>
          </table:table-cell>
          <table:table-cell office:value-type="string">
            <text:p>1.0620252916008927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Type</text:p>
          </table:table-cell>
          <table:table-cell office:value-type="string">
            <text:p>6.639444317180052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Type'</text:p>
          </table:table-cell>
          <table:table-cell office:value-type="string">
            <text:p>3.935533727961919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desugarType</text:p>
          </table:table-cell>
          <table:table-cell office:value-type="string">
            <text:p>1.603600944835087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typeSugar</text:p>
          </table:table-cell>
          <table:table-cell office:value-type="string">
            <text:p>1.8933217185319855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typeSugar</text:p>
          </table:table-cell>
          <table:table-cell office:value-type="string">
            <text:p>4.1540327527726335e-3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Eval</text:p>
          </table:table-cell>
          <table:table-cell office:value-type="string">
            <text:p>6.935677732783693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Eval'</text:p>
          </table:table-cell>
          <table:table-cell office:value-type="string">
            <text:p>4.099063600856205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desugarEval</text:p>
          </table:table-cell>
          <table:table-cell office:value-type="string">
            <text:p>4.634470599473911e-3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evalSugar</text:p>
          </table:table-cell>
          <table:table-cell office:value-type="string">
            <text:p>1.0432138102830842e-3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evalSugar</text:p>
          </table:table-cell>
          <table:table-cell office:value-type="string">
            <text:p>1.9325768607439e-2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Eval2</text:p>
          </table:table-cell>
          <table:table-cell office:value-type="string">
            <text:p>3.573224374443985e-3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desugarEval2'</text:p>
          </table:table-cell>
          <table:table-cell office:value-type="string">
            <text:p>1.185300009645696e-3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desugarEval2</text:p>
          </table:table-cell>
          <table:table-cell office:value-type="string">
            <text:p>3.1237208899571677e-4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ALaCarte.evalSugar2</text:p>
          </table:table-cell>
          <table:table-cell office:value-type="string">
            <text:p>5.461035645439336e-4</text:p>
          </table:table-cell>
          <table:table-cell table:number-columns-repeated="7"/>
        </table:table-row>
        <table:table-row table:style-name="ro1">
          <table:table-cell office:value-type="string">
            <text:p>random (depth: 20, size: 111279)/Standard.evalSugar2</text:p>
          </table:table-cell>
          <table:table-cell office:value-type="string">
            <text:p>1.5106677469093013e-4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11:1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1-11T11:19:55</dc:date>
    <dc:creator>Patrick Bahr</dc:creator>
    <meta:editing-duration>PT02H51M14S</meta:editing-duration>
    <meta:editing-cycles>2</meta:editing-cycles>
    <meta:document-statistic meta:table-count="1" meta:cell-count="232" meta:object-count="0"/>
  </office:meta>
</office:document-meta>
</file>